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paragraph-properties fo:text-align="start" style:justify-single-word="false"/>
      <style:text-properties fo:language="fr" fo:country="FR"/>
    </style:style>
    <style:style style:name="P2" style:family="paragraph" style:parent-style-name="Standard">
      <style:paragraph-properties fo:text-align="justify" style:justify-single-word="false"/>
      <style:text-properties fo:language="fr" fo:country="FR"/>
    </style:style>
    <style:style style:name="P3" style:family="paragraph" style:parent-style-name="Standard">
      <style:paragraph-properties fo:text-align="center" style:justify-single-word="false"/>
      <style:text-properties fo:font-size="12pt" fo:language="fr" fo:country="FR" style:font-size-asian="12pt" style:font-size-complex="12pt"/>
    </style:style>
    <style:style style:name="P4" style:family="paragraph" style:parent-style-name="Standard">
      <style:paragraph-properties fo:text-align="justify" style:justify-single-word="false"/>
    </style:style>
    <style:style style:name="T1" style:family="text">
      <style:text-properties fo:language="fr" fo:country="FR"/>
    </style:style>
    <style:style style:name="T2" style:family="text">
      <style:text-properties fo:language="fr" fo:country="FR" fo:font-style="normal" style:font-style-asian="normal" style:font-style-complex="normal"/>
    </style:style>
    <style:style style:name="T3"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nexe au compte rendu d'activités </text:p>
      <text:p text:style-name="P3">de Pierre-Yves Ronot </text:p>
      <text:p text:style-name="P3">du 01/06/2012 au 30/06/2012</text:p>
      <text:p text:style-name="P2"/>
      <text:p text:style-name="P2">Durant le mois de Juin, j'ai contribué au projet de recherche et développement Generic System autour de deux thèmes : d'une part l'amélioration du framework de contraintes et la mise en place d'un framework de propriétés systèmes, et d'autre part les problèmes de sérialisation de session en environnement web.</text:p>
      <text:h text:style-name="Heading_20_3" text:outline-level="3">Contraintes et propriétés systèmes</text:h>
      <text:p text:style-name="P4"><text:span text:style-name="T1">Au cours du développement de Generic System, nous avons pu mettre en lumière le besoin de poser des paramètrages sur des nœuds arbitraires du graphe. Par exemple afin de gérer la multidirectionnalité, ou encore la suppression en cascade, il est besoin de spécifier ces comportements sur des nœuds situés au niveau méta. Les contraintes sont un autre exemple d'utilisation de ce framework, et nous avons par conséquent décidé de les y intégrer.</text:span><text:span text:style-name="T2"> P</text:span><text:span text:style-name="Emphasis"><text:span text:style-name="T3">arallèlement</text:span></text:span><text:span text:style-name="T2">, j'ai mis en place</text:span><text:span text:style-name="T1"> 6 nouvelles contraintes.</text:span></text:p>
      <text:p text:style-name="P2"/>
      <text:p text:style-name="P2">Mon apport a consisté sur ce thème en les points suivants :</text:p>
      <text:list xml:id="list1956900364" text:style-name="L1">
        <text:list-item>
          <text:p text:style-name="P1">Contribution à l'étude et à la mise en place d'un framework de propriétés systèmes (attributs de niveau méta) :</text:p>
          <text:list>
            <text:list-item>
              <text:p text:style-name="P1">Intégration du framework de contraintes à celui de propriétés systèmes : les contraintes spécialisent les propriétés systèmes en leur ajoutant (notamment) un comportement ;</text:p>
            </text:list-item>
            <text:list-item>
              <text:p text:style-name="P1">Conception et développement d'annotations de code permettant le chargement automatique de paramètrages systèmes ;</text:p>
            </text:list-item>
            <text:list-item>
              <text:p text:style-name="P1">Gestion de la surcharges, des valeurs par défault et des valeurs multiples.</text:p>
            </text:list-item>
          </text:list>
        </text:list-item>
        <text:list-item>
          <text:p text:style-name="P1">Réflexion autour du framework de contraintes et refonte de celui-ci pour :</text:p>
          <text:list>
            <text:list-item>
              <text:p text:style-name="P1">la prise en considération de l'interaction entre contraintes et concepts de l'orienté objet (relations d'héritage et d'héritage multiple notamment) ;</text:p>
            </text:list-item>
            <text:list-item>
              <text:p text:style-name="P1">l'ajout de fonctionnalités permettant la paramétrisation axiale lors du positionnement des contraintes, puis de la paramètrisation arbitraire.</text:p>
            </text:list-item>
          </text:list>
        </text:list-item>
        <text:list-item>
          <text:p text:style-name="P1">Mise en place de nouvelles contraintes :</text:p>
          <text:list>
            <text:list-item>
              <text:p text:style-name="P1">Proprieté (unicité d'instance d'une relation pour des composants donnés) ;</text:p>
            </text:list-item>
            <text:list-item>
              <text:p text:style-name="P1">Singularité de composants cible(s) (pour une relation, permet de spécifier qu'il ne peut y avoir plusieurs instances de cette relation qui cible le même composant sur le ou les axe(s) donné(s)) ;</text:p>
            </text:list-item>
            <text:list-item>
              <text:p text:style-name="P1">Contrainte sur la classe des valeurs des instances d'un type.</text:p>
            </text:list-item>
            <text:list-item>
              <text:p text:style-name="P1">Interdiction d'ajouter un nœud dépendant d'un nœud dont la mort est programmée ;</text:p>
            </text:list-item>
            <text:list-item>
              <text:p text:style-name="P1">Unicité des valeurs pour un attribut ou une relation (e.g. : l'attribut « immatriculation » ne doit pas pouvoir avoir la même valeur pour deux véhicules différents) ;</text:p>
            </text:list-item>
            <text:list-item>
              <text:p text:style-name="P1">Non nullité.</text:p>
            </text:list-item>
          </text:list>
        </text:list-item>
        <text:list-item>
          <text:p text:style-name="P1">Ajout de méthodes pour positionner les paramètrages systèmes manuellement ;</text:p>
        </text:list-item>
        <text:list-item>
          <text:p text:style-name="P1">Mise en place d'une nouvelle API d'utilisation des contraintes plus intuitive ;</text:p>
        </text:list-item>
        <text:list-item>
          <text:p text:style-name="P1">Mise en place d'annotations permettant le positionnement des contraintes directement sur les classes Java ;</text:p>
        </text:list-item>
        <text:list-item>
          <text:p text:style-name="P1">Validation du bon fonctionnement du framework par des tests unitaires.</text:p>
        </text:list-item>
      </text:list>
      <text:h text:style-name="Heading_20_3" text:outline-level="3"><text:soft-page-break/>Sérialisation des sessions en environnement web</text:h>
      <text:p text:style-name="P2">En environnement web, il arrive que sous la charge, un serveur d'application ait besoin de sérialiser sur disque une partie des sessions de navigation qu'il gère. Ultérieurement, lorsqu'il en a besoin à nouveau, le serveur les restaure alors en mémoire. Ce processus, idéalement transparent pour l'application, nécessite de transformer certains objets sous forme de données linéaire, les effacer de la mémoire, puis de les recharger, les retransformer et les rattacher aux autres objets de l'application.</text:p>
      <text:p text:style-name="P2">Il a donc été nécessaire d'étudier et de mettre en place la sérialisation des contextes et des transactions GS. Cela a nécéssité la mise en place de mécanismes de sérialisation partielle du graphe, et de « rebranchement » sur le graphe de 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5T10:04:14</meta:creation-date>
    <dc:date>2012-07-02T11:06:32</dc:date>
    <meta:editing-duration>P7DT59M9S</meta:editing-duration>
    <meta:editing-cycles>65</meta:editing-cycles>
    <meta:generator>LibreOffice/3.4$Unix LibreOffice_project/340m1$Build-502</meta:generator>
    <meta:print-date>2012-07-02T10:02:20</meta:print-date>
    <meta:document-statistic meta:table-count="0" meta:image-count="0" meta:object-count="0" meta:page-count="2" meta:paragraph-count="28" meta:word-count="566" meta:character-count="3595" meta:non-whitespace-character-count="3073"/>
  </office:meta>
</office:document-meta>
</file>